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4B03987A5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width="4.7244in" svg:height="4.7244in" draw:z-index="1"><draw:image xlink:href="Pictures/10000001000004B0000004B03987A59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4.7244in" svg:height="4.7244in" draw:z-index="0"><draw:image xlink:href="Pictures/10000001000004B0000004B03987A5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3:46:43.213964804</meta:creation-date>
    <meta:print-date>2026-04-04T13:48:31.488883644</meta:print-date>
    <dc:date>2026-04-04T13:53:11.217201334</dc:date>
    <meta:editing-duration>PT6M2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